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261cm" fo:margin-left="0.356cm" fo:margin-right="0.381cm" table:align="margins" style:writing-mode="lr-tb"/>
    </style:style>
    <style:style style:name="Tabella1.A" style:family="table-column">
      <style:table-column-properties style:column-width="1.877cm" style:rel-column-width="7125*"/>
    </style:style>
    <style:style style:name="Tabella1.B" style:family="table-column">
      <style:table-column-properties style:column-width="1.78cm" style:rel-column-width="6757*"/>
    </style:style>
    <style:style style:name="Tabella1.C" style:family="table-column">
      <style:table-column-properties style:column-width="2.983cm" style:rel-column-width="11324*"/>
    </style:style>
    <style:style style:name="Tabella1.D" style:family="table-column">
      <style:table-column-properties style:column-width="10.622cm" style:rel-column-width="40329*"/>
    </style:style>
    <style:style style:name="Tabella1.1" style:family="table-row">
      <style:table-row-properties style:min-row-height="4.671cm"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a1.2" style:family="table-row">
      <style:table-row-properties style:min-row-height="1.256cm" style:keep-together="true" fo:keep-together="auto"/>
    </style:style>
    <style:style style:name="Tabella1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1.3" style:family="table-row">
      <style:table-row-properties style:min-row-height="2.778cm" style:keep-together="true" fo:keep-together="auto"/>
    </style:style>
    <style:style style:name="Tabella1.4" style:family="table-row">
      <style:table-row-properties style:min-row-height="1.198cm" style:keep-together="true" fo:keep-together="auto"/>
    </style:style>
    <style:style style:name="P1" style:family="paragraph" style:parent-style-name="Header" style:master-page-name="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8.5cm" style:type="center"/>
          <style:tab-stop style:position="17cm" style:type="right"/>
        </style:tab-stops>
      </style:paragraph-properties>
      <style:text-properties style:text-underline-style="none"/>
    </style:style>
    <style:style style:name="P2" style:family="paragraph" style:parent-style-name="Header" style:master-page-name="">
      <style:paragraph-properties fo:margin-left="0cm" fo:margin-right="0cm" fo:text-align="end" style:justify-single-word="false" fo:text-indent="0cm" style:auto-text-indent="false" style:page-number="auto" fo:padding="0.049cm" fo:border="0.018cm solid #000000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language="zxx" fo:country="none" fo:background-color="#ffff00" style:font-size-asian="12pt" style:language-asian="zxx" style:country-asian="none" style:language-complex="zxx" style:country-complex="non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language="zxx" fo:country="none" fo:font-style="normal" style:text-underline-style="none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8.397cm" style:type="right" style:leader-style="dotted" style:leader-text="."/>
        </style:tab-stops>
      </style:paragraph-properties>
      <style:text-properties fo:font-size="12pt" fo:font-weight="bold" style:font-size-asian="12pt" style:font-weight-asian="bold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3pt" fo:language="zxx" fo:country="none" style:text-underline-style="solid" style:text-underline-width="auto" style:text-underline-color="font-color" fo:background-color="transparent" style:font-size-asian="13pt" style:language-asian="zxx" style:country-asian="none" style:font-size-complex="13pt" style:language-complex="zxx" style:country-complex="non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fo:language="zxx" fo:country="none" style:text-underline-style="none" fo:background-color="transparent" style:font-size-asian="8pt" style:language-asian="zxx" style:country-asian="none" style:font-size-complex="8pt" style:language-complex="zxx" style:country-complex="none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size="15pt" fo:language="zxx" fo:country="none" fo:font-style="normal" style:text-underline-style="none" fo:font-weight="normal" fo:background-color="transparent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/>
    </style:style>
    <style:style style:name="P10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size="15pt" fo:language="zxx" fo:country="none" style:text-underline-style="none" fo:background-color="transparent" style:font-size-asian="15pt" style:language-asian="zxx" style:country-asian="none" style:font-size-complex="15pt" style:language-complex="zxx" style:country-complex="none"/>
    </style:style>
    <style:style style:name="P11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size="15pt" style:font-size-asian="15pt" style:font-size-complex="15pt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language="zxx" fo:country="none" fo:font-style="normal" style:text-underline-style="none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2pt" fo:language="zxx" fo:country="none" fo:font-style="normal" style:text-underline-style="none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2pt" fo:language="zxx" fo:country="none" fo:font-style="normal" style:text-underline-style="solid" style:text-underline-width="auto" style:text-underline-color="font-color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20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>
        <style:tab-stops>
          <style:tab-stop style:position="4.382cm"/>
        </style:tab-stops>
      </style:paragraph-properties>
      <style:text-properties fo:font-size="12pt" fo:font-weight="bold" fo:background-color="#ffff00" style:font-size-asian="12pt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style:font-size-asian="12pt" style:font-style-asian="italic" style:font-weight-asian="bold" style:font-size-complex="15pt" style:font-style-complex="italic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2pt" fo:language="zxx" fo:country="none" fo:font-style="normal" style:text-underline-style="none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26" style:family="paragraph" style:parent-style-name="Standard">
      <style:paragraph-properties fo:text-align="justify" style:justify-single-word="false"/>
      <style:text-properties fo:font-size="13pt" fo:language="zxx" fo:country="none" fo:font-style="normal" style:text-underline-style="none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3pt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6pt" fo:language="zxx" fo:country="none" fo:font-style="normal" style:text-underline-style="none" fo:font-weight="normal" fo:background-color="transparent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paragraph-properties fo:margin-left="0.318cm" fo:margin-right="0cm" fo:text-indent="0cm" style:auto-text-indent="false"/>
    </style:style>
    <style:style style:name="P32" style:family="paragraph" style:parent-style-name="Standard">
      <style:paragraph-properties fo:margin-left="0.318cm" fo:margin-right="0cm" fo:text-indent="0cm" style:auto-text-indent="false"/>
      <style:text-properties fo:font-weight="bold" style:font-weight-asian="bold" style:font-weight-complex="bold"/>
    </style:style>
    <style:style style:name="P33" style:family="paragraph" style:parent-style-name="Standard">
      <style:paragraph-properties fo:margin-left="0.318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34" style:family="paragraph" style:parent-style-name="Standard">
      <style:paragraph-properties fo:margin-left="0.318cm" fo:margin-right="0cm" fo:text-indent="0cm" style:auto-text-indent="false" style:snap-to-layout-grid="false"/>
    </style:style>
    <style:style style:name="P35" style:family="paragraph" style:parent-style-name="Standard">
      <style:paragraph-properties fo:margin-left="0.644cm" fo:margin-right="0cm" fo:text-indent="0cm" style:auto-text-indent="false"/>
    </style:style>
    <style:style style:name="P36" style:family="paragraph" style:parent-style-name="Standard">
      <style:paragraph-properties fo:margin-left="0.644cm" fo:margin-right="0cm" fo:text-indent="0cm" style:auto-text-indent="false" style:snap-to-layout-grid="false"/>
    </style:style>
    <style:style style:name="P37" style:family="paragraph" style:parent-style-name="Standard">
      <style:paragraph-properties fo:margin-left="0.644cm" fo:margin-right="0cm" fo:text-indent="0cm" style:auto-text-indent="false"/>
      <style:text-properties fo:font-weight="bold" style:font-weight-asian="bold" style:font-weight-complex="bold"/>
    </style:style>
    <style:style style:name="P38" style:family="paragraph" style:parent-style-name="Standard">
      <style:paragraph-properties fo:margin-left="3.634cm" fo:margin-right="0cm" fo:text-indent="0cm" style:auto-text-indent="false" style:snap-to-layout-grid="false"/>
    </style:style>
    <style:style style:name="P39" style:family="paragraph" style:parent-style-name="Standard">
      <style:paragraph-properties fo:margin-left="1.332cm" fo:margin-right="0cm" fo:text-indent="0cm" style:auto-text-indent="false"/>
    </style:style>
    <style:style style:name="P40" style:family="paragraph" style:parent-style-name="Standard">
      <style:paragraph-properties fo:margin-left="1.332cm" fo:margin-right="0cm" fo:text-indent="0cm" style:auto-text-indent="false" style:snap-to-layout-grid="false"/>
    </style:style>
    <style:style style:name="P41" style:family="paragraph" style:parent-style-name="Standard">
      <style:paragraph-properties fo:margin-left="1.332cm" fo:margin-right="0cm" fo:text-indent="0cm" style:auto-text-indent="false"/>
      <style:text-properties fo:font-weight="bold" style:font-weight-asian="bold" style:font-weight-complex="bold"/>
    </style:style>
    <style:style style:name="P42" style:family="paragraph" style:parent-style-name="Standard">
      <style:paragraph-properties fo:margin-left="1.305cm" fo:margin-right="0cm" fo:text-indent="0cm" style:auto-text-indent="false"/>
    </style:style>
    <style:style style:name="P43" style:family="paragraph" style:parent-style-name="Text_20_body">
      <style:paragraph-properties fo:text-align="justify" style:justify-single-word="false"/>
      <style:text-properties style:text-position="0% 100%" fo:font-size="13pt" fo:language="zxx" fo:country="none" fo:font-style="normal" style:text-underline-style="none" style:font-size-asian="13pt" style:language-asian="zxx" style:country-asian="none" style:font-style-asian="normal" style:font-size-complex="13pt" style:language-complex="zxx" style:country-complex="none" style:font-style-complex="normal"/>
    </style:style>
    <style:style style:name="P44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46" style:family="paragraph" style:parent-style-name="Standard" style:master-page-name="First_20_Page">
      <style:paragraph-properties fo:text-align="center" style:justify-single-word="false" style:page-number="auto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7" style:family="paragraph" style:parent-style-name="Standard" style:list-style-name="L1">
      <style:paragraph-properties fo:text-align="justify" style:justify-single-word="false"/>
    </style:style>
    <style:style style:name="P48" style:family="paragraph" style:parent-style-name="Standard" style:list-style-name="L2">
      <style:paragraph-properties fo:text-align="justify" style:justify-single-word="false"/>
    </style:style>
    <style:style style:name="P49" style:family="paragraph" style:parent-style-name="Standard" style:list-style-name="L4">
      <style:paragraph-properties fo:text-align="justify" style:justify-single-word="false"/>
      <style:text-properties fo:font-size="13pt" style:font-size-asian="13pt" style:font-size-complex="13pt"/>
    </style:style>
    <style:style style:name="P50" style:family="paragraph" style:parent-style-name="Standard" style:list-style-name="L4">
      <style:paragraph-properties fo:text-align="justify" style:justify-single-word="false"/>
      <style:text-properties fo:font-size="9pt" style:font-size-asian="9pt" style:font-size-complex="9pt"/>
    </style:style>
    <style:style style:name="P51" style:family="paragraph" style:parent-style-name="Standard" style:list-style-name="L5">
      <style:paragraph-properties fo:text-align="justify" style:justify-single-word="false"/>
      <style:text-properties fo:font-size="11pt" style:font-size-asian="11pt" style:font-size-complex="11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fo:language="zxx" fo:country="none" style:text-underline-style="none" fo:background-color="transparent" style:font-size-asian="8pt" style:language-asian="zxx" style:country-asian="none" style:font-size-complex="8pt" style:language-complex="zxx" style:country-complex="none"/>
    </style:style>
    <style:style style:name="P53" style:family="paragraph" style:parent-style-name="Heading_20_1">
      <style:paragraph-properties fo:text-align="center" style:justify-single-word="false">
        <style:tab-stops>
          <style:tab-stop style:position="4.382cm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54" style:family="paragraph" style:parent-style-name="Heading_20_1">
      <style:paragraph-properties fo:text-align="center" style:justify-single-word="false">
        <style:tab-stops>
          <style:tab-stop style:position="4.382cm"/>
        </style:tab-stops>
      </style:paragraph-properties>
      <style:text-properties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5" style:family="paragraph" style:parent-style-name="Heading_20_1">
      <style:paragraph-properties fo:text-align="center" style:justify-single-word="false" fo:break-before="page">
        <style:tab-stops>
          <style:tab-stop style:position="4.382cm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56" style:family="paragraph" style:parent-style-name="Heading_20_1">
      <style:paragraph-properties fo:text-align="center" style:justify-single-word="false" fo:break-before="page">
        <style:tab-stops>
          <style:tab-stop style:position="4.382cm"/>
        </style:tab-stops>
      </style:paragraph-properties>
      <style:text-properties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7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6pt" fo:language="zxx" fo:country="none" style:text-underline-style="solid" style:text-underline-width="auto" style:text-underline-color="font-color" fo:background-color="transparent" style:font-size-asian="16pt" style:language-asian="zxx" style:country-asian="none" style:font-size-complex="16pt" style:language-complex="zxx" style:country-complex="none"/>
    </style:style>
    <style:style style:name="P58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6pt" fo:language="zxx" fo:country="none" fo:font-style="normal" style:text-underline-style="solid" style:text-underline-width="auto" style:text-underline-color="font-color" fo:font-weight="bold" fo:background-color="transparent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59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5pt" fo:language="zxx" fo:country="none" fo:font-style="normal" style:text-underline-style="none" fo:font-weight="normal" fo:background-color="transparent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/>
    </style:style>
    <style:style style:name="P60" style:family="paragraph" style:parent-style-name="Heading_20_2">
      <style:paragraph-properties fo:margin-left="0cm" fo:margin-right="0cm" fo:text-align="start" style:justify-single-word="false" fo:text-indent="0cm" style:auto-text-indent="false" fo:break-before="page"/>
      <style:text-properties fo:font-size="16pt" fo:language="zxx" fo:country="none" style:text-underline-style="solid" style:text-underline-width="auto" style:text-underline-color="font-color" fo:background-color="transparent" style:font-size-asian="16pt" style:language-asian="zxx" style:country-asian="none" style:font-size-complex="16pt" style:language-complex="zxx" style:country-complex="none"/>
    </style:style>
    <style:style style:name="P61" style:family="paragraph" style:parent-style-name="Text_20_body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62" style:family="paragraph" style:parent-style-name="Text_20_body">
      <style:paragraph-properties fo:text-align="center" style:justify-single-word="false" fo:break-before="page"/>
      <style:text-properties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63" style:family="paragraph" style:parent-style-name="Text_20_body" style:list-style-name="L3">
      <style:paragraph-properties fo:text-align="start" style:justify-single-word="false"/>
      <style:text-properties fo:font-size="12pt" fo:language="zxx" fo:country="none" fo:font-style="normal" style:text-underline-style="none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4" style:family="paragraph" style:parent-style-name="Text_20_body" style:list-style-name="L6">
      <style:paragraph-properties fo:text-align="start" style:justify-single-word="false"/>
      <style:text-properties style:text-position="0% 100%" fo:font-size="13pt" fo:language="zxx" fo:country="none" fo:font-style="normal" style:text-underline-style="none" fo:font-weight="bold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P65" style:family="paragraph" style:parent-style-name="Text_20_body" style:list-style-name="L6">
      <style:paragraph-properties fo:text-align="start" style:justify-single-word="false"/>
      <style:text-properties style:text-position="0% 100%" fo:font-size="13pt" fo:language="zxx" fo:country="none" fo:font-style="normal" style:text-underline-style="none" fo:font-weight="normal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66" style:family="paragraph" style:parent-style-name="Text_20_body" style:list-style-name="L6">
      <style:paragraph-properties fo:text-align="start" style:justify-single-word="false"/>
    </style:style>
    <style:style style:name="P67" style:family="paragraph" style:parent-style-name="Text_20_body">
      <style:paragraph-properties fo:text-align="center" style:justify-single-word="false"/>
      <style:text-properties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fo:language="zxx" fo:country="none" fo:font-style="normal" style:text-underline-style="solid" style:text-underline-width="auto" style:text-underline-color="font-color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" style:family="text">
      <style:text-properties style:text-position="0% 100%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style:font-name="Times New Roman" fo:font-size="13pt" fo:font-style="normal" style:text-underline-style="solid" style:text-underline-width="auto" style:text-underline-color="font-color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style:font-name="Times New Roman" fo:font-size="13pt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style:font-name="Times New Roman" fo:font-size="13pt" fo:font-style="italic" style:text-underline-style="none" fo:font-weight="normal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15">Istituto Tecnico Tecnologico Statale "Fedi-Fermi" - Pistoia</text:p>
      <text:p text:style-name="P15">LABORATORIO DI informatica</text:p>
      <text:p text:style-name="P16">a.s. 2013/2014</text:p>
      <text:p text:style-name="P17"><text:s/></text:p>
      <text:p text:style-name="P17"/>
      <text:p text:style-name="P17"/>
      <text:p text:style-name="P1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table:number-columns-spanned="4" office:value-type="string">
            <text:p text:style-name="P33"/>
            <text:p text:style-name="P32"/>
            <text:p text:style-name="P31"><text:span text:style-name="T2">Gruppo: </text:span>3IA (gruppo 05) </text:p>
            <text:p text:style-name="P31"/>
            <text:p text:style-name="P31"><text:span text:style-name="T2">Nomi dei componenti del gruppo: </text:span>Andrea Del Corto – Gabriele Giovannelli</text:p>
            <text:p text:style-name="P31"/>
            <text:p text:style-name="P31"><text:span text:style-name="T2">Titolo Esercitazione: </text:span><text:span text:style-name="T4">Triathlon</text:span></text:p>
            <text:p text:style-name="P32"/>
            <text:p text:style-name="P31"><text:span text:style-name="T2">Data Inizio</text:span> <text:s text:c="5"/>30/ 01 /2014</text:p>
            <text:p text:style-name="P32"/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office:value-type="string">
            <text:p text:style-name="P21"/>
            <text:p text:style-name="P32"><text:s text:c="3"/>Data</text:p>
          </table:table-cell>
          <table:table-cell table:style-name="Tabella1.A2" office:value-type="string">
            <text:p text:style-name="P19"/>
            <text:p text:style-name="P18">Ore</text:p>
          </table:table-cell>
          <table:table-cell table:style-name="Tabella1.A2" office:value-type="string">
            <text:p text:style-name="P19"/>
            <text:p text:style-name="P17"><text:s text:c="7"/>Luogo</text:p>
            <text:p text:style-name="P17"/>
          </table:table-cell>
          <table:table-cell table:style-name="Tabella1.A1" office:value-type="string">
            <text:p text:style-name="P21"/>
            <text:p text:style-name="P17"><text:s text:c="12"/>Nomi dei componenti del gruppo</text:p>
          </table:table-cell>
        </table:table-row>
        <table:table-row table:style-name="Tabella1.3">
          <table:table-cell table:style-name="Tabella1.A2" office:value-type="string">
            <text:p text:style-name="P34"><text:s text:c="2"/></text:p>
            <text:p text:style-name="P17"/>
          </table:table-cell>
          <table:table-cell table:style-name="Tabella1.A2" office:value-type="string">
            <text:p text:style-name="P36"/>
            <text:p text:style-name="P35"/>
            <text:p text:style-name="P35"/>
            <text:p text:style-name="P37"/>
          </table:table-cell>
          <table:table-cell table:style-name="Tabella1.A2" office:value-type="string">
            <text:p text:style-name="P38"/>
            <text:p text:style-name="Contents_20_1"><text:s text:c="4"/></text:p>
          </table:table-cell>
          <table:table-cell table:style-name="Tabella1.A1" office:value-type="string">
            <text:p text:style-name="P40"/>
            <text:p text:style-name="P39"/>
            <text:p text:style-name="P42"/>
            <text:p text:style-name="P42"/>
            <text:p text:style-name="P41"/>
            <text:p text:style-name="P42"/>
            <text:p text:style-name="P42"/>
            <text:p text:style-name="P41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  <table:table-row table:style-name="Tabella1.4">
          <table:table-cell table:style-name="Tabella1.A1" table:number-columns-spanned="4" office:value-type="string">
            <text:p text:style-name="P20"><text:s text:c="68"/></text:p>
            <text:p text:style-name="P31"><text:span text:style-name="T2"><text:s/>Data Consegna</text:span> <text:s text:c="3"/>06/02/<text:span text:style-name="T3">2014</text:span></text:p>
          </table:table-cell>
          <table:covered-table-cell/>
          <table:covered-table-cell/>
          <table:covered-table-cell/>
        </table:table-row>
      </table:table>
      <text:p text:style-name="P67"/>
      <text:p text:style-name="P62"/>
      <text:p text:style-name="P61"><text:bookmark-start text:name="sommario"/><text:bookmark-start text:name="__RefHeading__691_1262172270"/>SOMMARIO<text:bookmark-end text:name="sommario"/><text:bookmark-end text:name="__RefHeading__691_1262172270"/></text:p>
      <text:p text:style-name="Standard"/>
      <text:table-of-content text:style-name="Sect1" text:name="Indice generale2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44"><text:a xlink:type="simple" xlink:href="#__RefHeading__1172_833839271">PRESENTAZIONE<text:tab/>3</text:a></text:p>
          <text:p text:style-name="P45"><text:a xlink:type="simple" xlink:href="#__RefHeading__1176_833839271">Analisi generale del problema<text:tab/>3</text:a></text:p>
          <text:p text:style-name="P45"><text:a xlink:type="simple" xlink:href="#__RefHeading__6899_1148184739">Specifiche integrative<text:tab/>3</text:a></text:p>
          <text:p text:style-name="P44"><text:a xlink:type="simple" xlink:href="#__RefHeading__1184_833839271">SOLUZIONE<text:tab/>4</text:a></text:p>
          <text:p text:style-name="P45"><text:a xlink:type="simple" xlink:href="#__RefHeading__828_921013862">Funzioni espleate del programma<text:tab/>4</text:a></text:p>
          <text:p text:style-name="P45"><text:a xlink:type="simple" xlink:href="#__RefHeading__830_921013862">Descrizione delle strutture dati utilizzate<text:tab/>4</text:a></text:p>
          <text:p text:style-name="P45"><text:a xlink:type="simple" xlink:href="#__RefHeading__832_921013862">Struttura del programma<text:tab/>5</text:a></text:p>
          <text:p text:style-name="P45"><text:a xlink:type="simple" xlink:href="#__RefHeading__836_921013862">Sviluppo dei singoli sottoprogrammi<text:tab/>9</text:a></text:p>
          <text:p text:style-name="P45"><text:a xlink:type="simple" xlink:href="#__RefHeading__838_9210138621">Test data set<text:tab/>11</text:a></text:p>
        </text:index-body>
      </text:table-of-content>
      <text:p text:style-name="P5"/>
      <text:h text:style-name="P53" text:outline-level="1"/>
      <text:h text:style-name="P55" text:outline-level="1"><text:bookmark-start text:name="__RefHeading__1172_833839271"/>PRESENTAZIONE<text:bookmark-end text:name="__RefHeading__1172_833839271"/></text:h>
      <text:p text:style-name="P22"/>
      <text:p text:style-name="Standard"/>
      <text:h text:style-name="P57" text:outline-level="2"><text:bookmark-start text:name="__RefHeading__1176_833839271"/>Analisi generale del problema<text:bookmark-end text:name="__RefHeading__1176_833839271"/></text:h>
      <text:p text:style-name="P3"/>
      <text:p text:style-name="P24">Il nostro obbietivo è quello di simulare una gara di triathlon, dobbiamo implementare un programma che consenta quindi:</text:p>
      <text:p text:style-name="P24"/>
      <text:list xml:id="list7847269376518062977" text:style-name="L1">
        <text:list-item>
          <text:p text:style-name="P47">Inserimento dei partecipanti.</text:p>
        </text:list-item>
        <text:list-item>
          <text:p text:style-name="P47">Assegnazione dei punti.</text:p>
        </text:list-item>
        <text:list-item>
          <text:p text:style-name="P47">Stampa su file la classifica.</text:p>
        </text:list-item>
      </text:list>
      <text:p text:style-name="P30"/>
      <text:p text:style-name="P30">I concorrenti possono totalizzare un punteggio, ad ogni prova, che va da 10punti (1° class.) a 1 punto(dall'ultimo class. in poi).</text:p>
      <text:p text:style-name="P30"/>
      <text:p text:style-name="P30"/>
      <text:list xml:id="list1626858844893786607" text:style-name="L2">
        <text:list-header>
          <text:p text:style-name="P48"/>
        </text:list-header>
      </text:list>
      <text:p text:style-name="P11"><text:a xlink:type="simple" xlink:href="#sommario"><text:span text:style-name="T6">Sommario</text:span></text:a></text:p>
      <text:h text:style-name="P58" text:outline-level="2"><text:bookmark-start text:name="__RefHeading__6899_1148184739"/>Specifiche integrative<text:bookmark-end text:name="__RefHeading__6899_1148184739"/></text:h>
      <text:p text:style-name="P4"/>
      <text:p text:style-name="P13">In questa programma svilupperemo inoltre:</text:p>
      <text:list xml:id="list5529880427713470093" text:style-name="L3">
        <text:list-item>
          <text:p text:style-name="P63">Controllo sulla lunghezza delle stringhe inserite.</text:p>
        </text:list-item>
        <text:list-item>
          <text:p text:style-name="P63">Controllo "inserimento nullo"(invio senza avere inserito nessuna stringa).</text:p>
        </text:list-item>
        <text:list-item>
          <text:p text:style-name="P63">Evitare la ripetizione di stringhe durante l'inserimento dei partecipanti e durate l'assegnazione dei punti.</text:p>
        </text:list-item>
        <text:list-item>
          <text:p text:style-name="P63">Controllare che il nome inserito sia presente nell'elenco dei partecipanti.(solo nell'assegnazione dei punti).</text:p>
        </text:list-item>
      </text:list>
      <text:p text:style-name="P12"/>
      <text:p text:style-name="P9"><text:a xlink:type="simple" xlink:href="#sommario"><text:span text:style-name="T5">Sommario</text:span></text:a></text:p>
      <text:h text:style-name="P56" text:outline-level="1"/>
      <text:h text:style-name="P54" text:outline-level="1"><text:bookmark-start text:name="__RefHeading__1184_833839271"/>SOLUZIONE<text:bookmark-end text:name="__RefHeading__1184_833839271"/></text:h>
      <text:h text:style-name="P57" text:outline-level="2"/>
      <text:h text:style-name="P57" text:outline-level="2"><text:bookmark-start text:name="__RefHeading__828_921013862"/>Funzioni espleate del programma<text:bookmark-end text:name="__RefHeading__828_921013862"/></text:h>
      <text:p text:style-name="P23"/>
      <text:p text:style-name="P43">Il programma chiede inizialmente di inserire i nomi dei partecipanti. Dopo averli inseriti correttamente si passa alla fase di assegnazione punti delle tre prove. Una volta terminata questa fase vengono calcolati i punti totali totalizzati dai concorrenti e viene stilata una classifica della gara visualizzabile sul file "classifica.txt".</text:p>
      <text:p text:style-name="P9"><text:a xlink:type="simple" xlink:href="#sommario"><text:span text:style-name="T5">Sommario</text:span></text:a></text:p>
      <text:h text:style-name="P57" text:outline-level="2"/>
      <text:h text:style-name="P57" text:outline-level="2"><text:bookmark-start text:name="__RefHeading__830_921013862"/>Descrizione delle strutture dati utilizzate<text:bookmark-end text:name="__RefHeading__830_921013862"/></text:h>
      <text:p text:style-name="P23"/>
      <text:p text:style-name="P26">Nel nostro programma abbiamo avuto la necessità di definire 4 vettori e una matrice.</text:p>
      <text:p text:style-name="P26">Abbiamo definito perciò:</text:p>
      <text:p text:style-name="P28"/>
      <text:list xml:id="list6679760551758307937" text:style-name="L4">
        <text:list-header>
          <text:p text:style-name="P49"><text:s/><text:span text:style-name="T8"><text:s text:c="3"/>char name[MAXP][MAXC];//Nomi dei partecipanti</text:span></text:p>
          <text:p text:style-name="P50"><text:s text:c="4"/>char prova1[MAXP];//punteggi 1°prova</text:p>
          <text:p text:style-name="P50"><text:s text:c="4"/>char prova2[MAXP];//punteggi 2°prova</text:p>
          <text:p text:style-name="P50"><text:s text:c="4"/>char prova3[MAXP];//punteggi 3°prova</text:p>
          <text:p text:style-name="P50"><text:s text:c="4"/>char tot[MAXP];//punteggi totali</text:p>
        </text:list-header>
      </text:list>
      <text:p text:style-name="P29"/>
      <text:p text:style-name="P30"><text:span text:style-name="T1">Nota:</text:span> <text:span text:style-name="T8">MAXP </text:span><text:span text:style-name="T9">e </text:span><text:s/><text:span text:style-name="T8">MAXC</text:span> sono costanti definite all'inizio del programma nel seguente modo:</text:p>
      <text:p text:style-name="P25"/>
      <text:list xml:id="list38365272" text:continue-numbering="true" text:style-name="L4">
        <text:list-header>
          <text:p text:style-name="P50">#define MAXP 13//Numero massimo di partecipanti</text:p>
          <text:p text:style-name="P50">#define MAXC 25//Numero massimo di carattri per ogni nome.</text:p>
        </text:list-header>
      </text:list>
      <text:p text:style-name="P9"><text:a xlink:type="simple" xlink:href="#sommario"><text:span text:style-name="T5"/></text:a></text:p>
      <text:p text:style-name="P27">E' stato utilizzato anche un FILE per la classifica della gara.</text:p>
      <text:p text:style-name="P27">Abbiamo definito perciò:</text:p>
      <text:p text:style-name="P27"/>
      <text:list xml:id="list7379588695257707863" text:style-name="L5">
        <text:list-header>
          <text:p text:style-name="P51">FILE FILE *f;</text:p>
        </text:list-header>
      </text:list>
      <text:p text:style-name="P27"/>
      <text:p text:style-name="P9"><text:a xlink:type="simple" xlink:href="#sommario"><text:span text:style-name="T5">Sommario</text:span></text:a></text:p>
      <text:h text:style-name="P57" text:outline-level="2"/>
      <text:h text:style-name="P60" text:outline-level="2"><text:bookmark-start text:name="__RefHeading__832_921013862"/>Struttura del programma<text:bookmark-end text:name="__RefHeading__832_921013862"/></text:h>
      <text:p text:style-name="P7"/>
      <text:p text:style-name="P7">//Andrea Del Corto - Gabriele Giovannelli - 3IA guruppo5 - Triathlon</text:p>
      <text:p text:style-name="P7">#include &lt;stdio.h&gt;</text:p>
      <text:p text:style-name="P7">#include &lt;stdlib.h&gt;</text:p>
      <text:p text:style-name="P7">#include &lt;string.h&gt;//per confrontare due stringhe.</text:p>
      <text:p text:style-name="P7">#define MAXP 13</text:p>
      <text:p text:style-name="P7">#define MAXC 25</text:p>
      <text:p text:style-name="P7">//Prototype funzioni:</text:p>
      <text:p text:style-name="P7">void stampVet(char *vet);</text:p>
      <text:p text:style-name="P7">void stampMat(char mat[][MAXC]);</text:p>
      <text:p text:style-name="P7">int simpleSerch(char name[MAXP][MAXC],char *sSerch,int *repet);</text:p>
      <text:p text:style-name="P7">void puliziaVet(char *vet,int n);</text:p>
      <text:p text:style-name="P7">void menu(int tip, int specTip);</text:p>
      <text:p text:style-name="P7">int controlInsStr(char *str,char matNomi[][MAXC],int i,int tip,char *prova);</text:p>
      <text:p text:style-name="P7">void puntProva(char *prova,char name[][MAXC],int nProva);</text:p>
      <text:p text:style-name="P7">void insPart(char name[][MAXC]);</text:p>
      <text:p text:style-name="P7">void puntToT(char *p1,char *p2,char *p3,char *pTot);</text:p>
      <text:p text:style-name="P7">int posMax(char *v);</text:p>
      <text:p text:style-name="P7">void stampClas(char *pTot,char nomi[][MAXC],char *p1,char *p2,char *p3);</text:p>
      <text:p text:style-name="P7">//-------------------------------------------------------------------------</text:p>
      <text:p text:style-name="P7">void stampVet(char *vet){</text:p>
      <text:p text:style-name="P7"><text:s text:c="2"/>int i;</text:p>
      <text:p text:style-name="P7"><text:s text:c="2"/>for(i=0;i&lt;MAXP;i++){</text:p>
      <text:p text:style-name="P7"><text:s text:c="4"/>printf("%d ",vet[i]);</text:p>
      <text:p text:style-name="P7"><text:s text:c="2"/>}</text:p>
      <text:p text:style-name="P7"><text:s text:c="2"/>printf("\n\n");</text:p>
      <text:p text:style-name="P7">}</text:p>
      <text:p text:style-name="P7">void stampMat(char mat[][MAXC]){</text:p>
      <text:p text:style-name="P7"><text:s text:c="2"/>int i,j;</text:p>
      <text:p text:style-name="P7"><text:s text:c="2"/>for(i=0;i&lt;MAXP;i++){</text:p>
      <text:p text:style-name="P7"><text:s text:c="4"/>printf("\nmat[%d]= %s",i,mat[i]);</text:p>
      <text:p text:style-name="P7"><text:s text:c="2"/>}</text:p>
      <text:p text:style-name="P7">}</text:p>
      <text:p text:style-name="P7">int simpleSerch(char name[MAXP][MAXC],char *sSerch,int *repet){</text:p>
      <text:p text:style-name="P7"><text:s text:c="2"/>int pos=-1;</text:p>
      <text:p text:style-name="P7"><text:s text:c="2"/>int i=0;</text:p>
      <text:p text:style-name="P7"><text:s text:c="2"/>while(i&lt;MAXP){</text:p>
      <text:p text:style-name="P7"><text:s text:c="4"/>if(strcmp(name[i],sSerch)==0){</text:p>
      <text:p text:style-name="P7"><text:s text:c="6"/>if(*repet&lt;=1)pos=i;//Modifica pos(posizione della stringa da cercare) solamente la prima volta che la incontra.</text:p>
      <text:p text:style-name="P7"><text:s text:c="6"/>*repet = *repet+1;</text:p>
      <text:p text:style-name="P7"><text:s text:c="6"/>//printf("\n\ntrovato!\n\n");</text:p>
      <text:p text:style-name="P7"><text:s text:c="4"/>}</text:p>
      <text:p text:style-name="P7"><text:s text:c="4"/>i++;</text:p>
      <text:p text:style-name="P7"><text:s text:c="2"/>}</text:p>
      <text:p text:style-name="P7"><text:s text:c="2"/>return pos;</text:p>
      <text:p text:style-name="P7">}</text:p>
      <text:p text:style-name="P7">void puliziaVet(char *vet,int n){</text:p>
      <text:p text:style-name="P7"><text:s text:c="2"/>int i;</text:p>
      <text:p text:style-name="P7"><text:s text:c="2"/>for(i=0;i&lt;MAXP;i++){</text:p>
      <text:p text:style-name="P7"><text:s text:c="4"/>vet[i]= n;</text:p>
      <text:p text:style-name="P7"><text:s text:c="2"/>}</text:p>
      <text:p text:style-name="P7"><text:s text:c="2"/>//printf("\n\nvet=%s\n\n",vet);</text:p>
      <text:p text:style-name="P7">}</text:p>
      <text:p text:style-name="P7">void menu(int tip, int specTip){</text:p>
      <text:p text:style-name="P7"><text:s text:c="2"/>switch(tip){</text:p>
      <text:p text:style-name="P7"><text:s text:c="4"/>case 1://Main menu'</text:p>
      <text:p text:style-name="P7"><text:s text:c="6"/>printf(" <text:s text:c="21"/>************************************\n");</text:p>
      <text:p text:style-name="P7"><text:s text:c="6"/>printf(" <text:s text:c="21"/>* <text:s text:c="33"/>*\n");</text:p>
      <text:p text:style-name="P7"><text:s text:c="6"/>printf(" <text:s text:c="21"/>* <text:s text:c="7"/>Gara di Triathlon <text:s text:c="8"/>*\n");</text:p>
      <text:p text:style-name="P7"><text:s text:c="6"/>printf(" <text:s text:c="21"/>* <text:s text:c="33"/>*\n");</text:p>
      <text:p text:style-name="P7"><text:s text:c="6"/>printf(" <text:s text:c="21"/>************************************\n");</text:p>
      <text:p text:style-name="P7"><text:s text:c="4"/>break;</text:p>
      <text:p text:style-name="P7"><text:s text:c="4"/>case 2:</text:p>
      <text:p text:style-name="P7"><text:s text:c="6"/>printf("\n\n");</text:p>
      <text:p text:style-name="P7"><text:s text:c="6"/>printf(" <text:s text:c="25"/>Inserimento punteggi - Prova %d\n\n",specTip);</text:p>
      <text:p text:style-name="P7"><text:s text:c="4"/>break;</text:p>
      <text:p text:style-name="P7"><text:s text:c="2"/>}</text:p>
      <text:p text:style-name="P7">}</text:p>
      <text:p text:style-name="P7">int controlInsStr(char *str,char matNomi[][MAXC],int i,int tip,char *prova){//tip 1= insPart , tipo=2 InsPunt</text:p>
      <text:p text:style-name="P7"><text:s text:c="2"/>char ch,ap[MAXC];</text:p>
      <text:p text:style-name="P7"><text:soft-page-break/><text:s text:c="2"/>int nCaratTast,repet,l,pos,cont=0;</text:p>
      <text:p text:style-name="P7"><text:s text:c="2"/>do{</text:p>
      <text:p text:style-name="P7"><text:s text:c="4"/>if(cont&gt;0)printf("| %s | non e' presente nell'elenco dei partecipanti\n",ap);</text:p>
      <text:p text:style-name="P7"><text:s text:c="4"/>cont=0;</text:p>
      <text:p text:style-name="P7"><text:s text:c="4"/>nCaratTast=0;</text:p>
      <text:p text:style-name="P7"><text:s text:c="4"/>repet=0;</text:p>
      <text:p text:style-name="P7"><text:s text:c="4"/>pos=0;</text:p>
      <text:p text:style-name="P7"><text:s text:c="4"/>if(tip==1)printf("\nInserisci partecipante %d (max %d carat): ",i+1,MAXC-1);</text:p>
      <text:p text:style-name="P7"><text:s text:c="4"/>else printf("\nInserisci %d classificato (max %d carat): ",i+1,MAXC-1);</text:p>
      <text:p text:style-name="P7"><text:s text:c="4"/>scanf("%c",&amp;ch);</text:p>
      <text:p text:style-name="P7"><text:s text:c="4"/>nCaratTast++;</text:p>
      <text:p text:style-name="P7"><text:s text:c="4"/>l=0;//carattere iesimo.</text:p>
      <text:p text:style-name="P7"><text:s text:c="4"/>while(ch!='\n'){//Fa inserire carratteri fino all'inserimento di un invio.</text:p>
      <text:p text:style-name="P7"><text:s text:c="6"/>if(l&lt;MAXC){</text:p>
      <text:p text:style-name="P7"><text:s text:c="8"/>ap[l]=ch;</text:p>
      <text:p text:style-name="P7"><text:s text:c="8"/>l++;</text:p>
      <text:p text:style-name="P7"><text:s text:c="6"/>}</text:p>
      <text:p text:style-name="P7"><text:s text:c="6"/>scanf("%c",&amp;ch);</text:p>
      <text:p text:style-name="P7"><text:s text:c="6"/>nCaratTast++;//Conta i carratteri inseriti dall'utente</text:p>
      <text:p text:style-name="P7"><text:s text:c="4"/>}</text:p>
      <text:p text:style-name="P7"><text:s text:c="4"/>ap[l] = '\0';</text:p>
      <text:p text:style-name="P7"><text:s text:c="4"/>if(nCaratTast&gt;MAXC || ap[0]=='\0'){</text:p>
      <text:p text:style-name="P7"><text:s text:c="6"/>if(nCaratTast&gt;MAXC)printf("Nome troppo lungo.\n");</text:p>
      <text:p text:style-name="P7"><text:s text:c="6"/>if(ap[0]=='\0')printf("Nessun nome inserito.\n");</text:p>
      <text:p text:style-name="P7"><text:s text:c="4"/>}</text:p>
      <text:p text:style-name="P7"><text:s text:c="4"/>else{</text:p>
      <text:p text:style-name="P7"><text:s text:c="6"/>//printf("\n\nap = %s <text:s/>l=%d\n\n",ap,l);</text:p>
      <text:p text:style-name="P7"><text:s text:c="6"/>if(tip==1){//Inserimento partecipanti.</text:p>
      <text:p text:style-name="P7"><text:s text:c="8"/>simpleSerch(matNomi,ap,&amp;repet);</text:p>
      <text:p text:style-name="P7"><text:s text:c="8"/>if(repet&gt;=1 &amp;&amp; l&gt;0)printf("Nome gia' presente nell'elenco dei partecipanti.\n");</text:p>
      <text:p text:style-name="P7"><text:s text:c="6"/>}</text:p>
      <text:p text:style-name="P7"><text:s text:c="6"/>else{//tip=2</text:p>
      <text:p text:style-name="P7"><text:s text:c="8"/>pos = simpleSerch(matNomi,ap,&amp;repet);</text:p>
      <text:p text:style-name="P7"><text:s text:c="8"/>//printf("pos = %d <text:s/>ap= %s\n",pos,ap);</text:p>
      <text:p text:style-name="P7"><text:s text:c="8"/>if(pos==-1){</text:p>
      <text:p text:style-name="P7"><text:s text:c="10"/>cont++;</text:p>
      <text:p text:style-name="P7"><text:s text:c="8"/>}</text:p>
      <text:p text:style-name="P7"><text:s text:c="8"/>else{</text:p>
      <text:p text:style-name="P7"><text:s text:c="10"/>if(prova[pos]!= -1)printf("Il concorrente | %s | e' gia' stato classificato.\n",ap);</text:p>
      <text:p text:style-name="P7"><text:s text:c="10"/>else return pos;</text:p>
      <text:p text:style-name="P7"><text:s text:c="8"/>}</text:p>
      <text:p text:style-name="P7"><text:s text:c="6"/>}</text:p>
      <text:p text:style-name="P7"><text:s text:c="6"/>//printf("\n\nap=%s <text:s/>repet=%d <text:s/>nCaratTast=%d\n\n",ap,repet,nCaratTast);</text:p>
      <text:p text:style-name="P7"><text:s text:c="4"/>}</text:p>
      <text:p text:style-name="P7"><text:s text:c="2"/>}while( (nCaratTast&gt;MAXC || ap[0]=='\0' || ap[0]=='\n' || repet&gt;=1 || pos==-1));</text:p>
      <text:p text:style-name="P7"><text:s text:c="2"/>strcpy(str,ap);//str = ap solo dopo aver controllato che la stringa sia valida.</text:p>
      <text:p text:style-name="P7"><text:s text:c="2"/>//printf("\nnomeIns= %s <text:s text:c="2"/>nomePrec=%s <text:s text:c="2"/>nomeDaIns= %s\nl=%d <text:s/>nCaratTast=%d <text:s text:c="2"/>repet=%d",name[i],name[i-1],name[i+1],l,nCaratTast,repet);</text:p>
      <text:p text:style-name="P7">}</text:p>
      <text:p text:style-name="P7">void puntProva(char *prova,char name[][MAXC],int nProva){</text:p>
      <text:p text:style-name="P7"><text:s text:c="2"/>int i,pos,cont;</text:p>
      <text:p text:style-name="P7"><text:s text:c="2"/>char ap[MAXC];</text:p>
      <text:p text:style-name="P7"><text:s text:c="2"/>menu(2,nProva);//Stampa il menu' di inserimento punteggi (2) per la prova "nProva".</text:p>
      <text:p text:style-name="P7"><text:s text:c="2"/>for(i=0;i&lt;MAXP;i++){</text:p>
      <text:p text:style-name="P7"><text:s text:c="4"/>pos = controlInsStr(prova,name,i,2,prova);</text:p>
      <text:p text:style-name="P7"><text:s text:c="4"/>if(i&gt;=10){//Tutti i partecipanti arrivati dalla 10 posizione in poi totalizzano 1 punto.</text:p>
      <text:p text:style-name="P7"><text:s text:c="6"/>prova[pos]=1;</text:p>
      <text:p text:style-name="P7"><text:s text:c="6"/>//stampVet(prova);</text:p>
      <text:p text:style-name="P7"><text:s text:c="4"/>}</text:p>
      <text:p text:style-name="P7"><text:s text:c="4"/>else{//Il primo totalizza 10 punti, il secondo 9...</text:p>
      <text:p text:style-name="P7"><text:s text:c="6"/>prova[pos]= 10-i;</text:p>
      <text:p text:style-name="P7"><text:s text:c="6"/>//stampVet(prova);</text:p>
      <text:p text:style-name="P7"><text:s text:c="4"/>}</text:p>
      <text:p text:style-name="P7"><text:s text:c="2"/>}</text:p>
      <text:p text:style-name="P7"/>
      <text:p text:style-name="P7">}</text:p>
      <text:p text:style-name="P7">void insPart(char name[][MAXC]){</text:p>
      <text:p text:style-name="P7"><text:s text:c="2"/>int i;</text:p>
      <text:p text:style-name="P7"><text:s text:c="2"/>//puliziaMat(name);</text:p>
      <text:p text:style-name="P7"><text:s text:c="2"/>for(i=0;i&lt;MAXP;i++){//Inserimento dei partecipanti</text:p>
      <text:p text:style-name="P7"><text:s text:c="4"/>controlInsStr(name[i],name,i,1,NULL);</text:p>
      <text:p text:style-name="P7"><text:s text:c="2"/>}</text:p>
      <text:p text:style-name="P7">}</text:p>
      <text:p text:style-name="P7"><text:soft-page-break/>void puntToT(char *p1,char *p2,char *p3,char *pTot){</text:p>
      <text:p text:style-name="P7"><text:s text:c="2"/>int i;</text:p>
      <text:p text:style-name="P7"><text:s text:c="2"/>//printf("\n\n");</text:p>
      <text:p text:style-name="P7"><text:s text:c="2"/>for(i=0;i&lt;MAXP;i++){</text:p>
      <text:p text:style-name="P7"><text:s text:c="4"/>pTot[i] += p1[i] + p2[i] + p3[i];</text:p>
      <text:p text:style-name="P7"><text:s text:c="4"/>//printf("%d <text:s/>",pTot[i]);</text:p>
      <text:p text:style-name="P7"><text:s text:c="2"/>}</text:p>
      <text:p text:style-name="P7">}</text:p>
      <text:p text:style-name="P7">int posMax(char *v){</text:p>
      <text:p text:style-name="P7"><text:s text:c="2"/>int i,pos;</text:p>
      <text:p text:style-name="P7"><text:s text:c="2"/>char mass;</text:p>
      <text:p text:style-name="P7"><text:s text:c="2"/>mass = v[0];</text:p>
      <text:p text:style-name="P7"><text:s text:c="2"/>pos=0;</text:p>
      <text:p text:style-name="P7"><text:s text:c="2"/>for(i=1;i&lt;MAXP;i++){</text:p>
      <text:p text:style-name="P7"><text:s text:c="4"/>if(v[i]&gt;mass){</text:p>
      <text:p text:style-name="P7"><text:s text:c="6"/>mass = v[i];</text:p>
      <text:p text:style-name="P7"><text:s text:c="6"/>pos=i;</text:p>
      <text:p text:style-name="P7"><text:s text:c="4"/>}</text:p>
      <text:p text:style-name="P7"><text:s text:c="2"/>}</text:p>
      <text:p text:style-name="P7"><text:s text:c="2"/>//printf("pos= %d",pos);</text:p>
      <text:p text:style-name="P7"><text:s text:c="2"/>return pos;</text:p>
      <text:p text:style-name="P7">}</text:p>
      <text:p text:style-name="P7">void stampClas(char *pTot,char nomi[][MAXC],char *p1,char *p2,char *p3){</text:p>
      <text:p text:style-name="P7"><text:s text:c="2"/>int pos,i;</text:p>
      <text:p text:style-name="P7"><text:s text:c="2"/>FILE *f;</text:p>
      <text:p text:style-name="P7"><text:s text:c="2"/>f = fopen("classifica.txt","w");</text:p>
      <text:p text:style-name="P7"><text:s text:c="2"/>fprintf(f,"Classifica:\n\n");</text:p>
      <text:p text:style-name="P7"><text:s text:c="2"/>if(f == NULL)printf("\nFile 'classifica.txt' non trovato!\n");</text:p>
      <text:p text:style-name="P7"><text:s text:c="2"/>else {</text:p>
      <text:p text:style-name="P7"><text:s text:c="4"/>//system("pause");</text:p>
      <text:p text:style-name="P7"><text:s text:c="4"/>for(i=0;i&lt;MAXP;i++){</text:p>
      <text:p text:style-name="P7"><text:s text:c="6"/>pos = posMax(pTot);</text:p>
      <text:p text:style-name="P7"><text:s text:c="6"/>//printf("pos = %d",pos);</text:p>
      <text:p text:style-name="P7"><text:s text:c="6"/>fprintf(f,"%d - %s) <text:s/>%d <text:s/>%d <text:s/>%d <text:s/>%d\n\n",i+1,nomi[pos],p1[pos],p2[pos],p3[pos],pTot[pos]);</text:p>
      <text:p text:style-name="P7"><text:s text:c="6"/>pTot[pos]=0;</text:p>
      <text:p text:style-name="P7"><text:s text:c="4"/>}</text:p>
      <text:p text:style-name="P7"><text:s text:c="4"/>printf("\nClassifica stampata su file");</text:p>
      <text:p text:style-name="P7"><text:s text:c="4"/>fclose(f);</text:p>
      <text:p text:style-name="P7"><text:s text:c="2"/>}</text:p>
      <text:p text:style-name="P7">}</text:p>
      <text:p text:style-name="P7">int main()</text:p>
      <text:p text:style-name="P7">{</text:p>
      <text:p text:style-name="P7"><text:s text:c="4"/>int i;</text:p>
      <text:p text:style-name="P7"><text:s text:c="4"/>char name[MAXP][MAXC];</text:p>
      <text:p text:style-name="P7"><text:s text:c="4"/>char prova1[MAXP];</text:p>
      <text:p text:style-name="P7"><text:s text:c="4"/>char prova2[MAXP];</text:p>
      <text:p text:style-name="P7"><text:s text:c="4"/>char prova3[MAXP];</text:p>
      <text:p text:style-name="P7"><text:s text:c="4"/>char tot[MAXP]; //contiene la somma delle tre prove precedenti.</text:p>
      <text:p text:style-name="P7"/>
      <text:p text:style-name="P7"><text:s text:c="4"/>menu(1,0);</text:p>
      <text:p text:style-name="P7"><text:s text:c="4"/>//stampMat(name);</text:p>
      <text:p text:style-name="P7"><text:s text:c="4"/>printf("\n*** Inserimento partecipanti ***\n");</text:p>
      <text:p text:style-name="P7"><text:s text:c="4"/>insPart(name);//Inserimento dei nomi dei concorrenti.</text:p>
      <text:p text:style-name="P7"><text:s text:c="4"/>//stampMat(name);</text:p>
      <text:p text:style-name="P7"><text:s text:c="4"/>printf("\n\n");</text:p>
      <text:p text:style-name="P7"><text:s text:c="4"/>puliziaVet(prova1,-1);</text:p>
      <text:p text:style-name="P7"><text:s text:c="4"/>puliziaVet(prova2,-1);</text:p>
      <text:p text:style-name="P7"><text:s text:c="4"/>puliziaVet(prova3,-1);</text:p>
      <text:p text:style-name="P7"><text:s text:c="4"/>puliziaVet(tot,0);</text:p>
      <text:p text:style-name="P7"><text:s text:c="4"/>puntProva(prova1,name,1);//Assegna i punteggi della prima prova.</text:p>
      <text:p text:style-name="P7"><text:s text:c="4"/>puntProva(prova2,name,2);//Assegna i punteggi della seconda prova.</text:p>
      <text:p text:style-name="P7"><text:s text:c="4"/>puntProva(prova3,name,3);//Assegna i punteggi della terza prova.</text:p>
      <text:p text:style-name="P7"><text:s text:c="4"/>//printf("\nVal ins:\n");</text:p>
      <text:p text:style-name="P7"><text:s text:c="4"/>//stampVet(prova1);</text:p>
      <text:p text:style-name="P7"><text:s text:c="4"/>//stampVet(prova2);</text:p>
      <text:p text:style-name="P7"><text:s text:c="4"/>//stampVet(prova3);</text:p>
      <text:p text:style-name="P7"/>
      <text:p text:style-name="P7"><text:s text:c="4"/>//stampVet(tot);</text:p>
      <text:p text:style-name="P7"><text:s text:c="4"/>puntToT(prova1,prova2,prova3,tot);//Calcola i punteggi finali <text:s/>inserendoli nel vet tot.</text:p>
      <text:p text:style-name="P7"><text:s text:c="4"/>//stampVet(tot);</text:p>
      <text:p text:style-name="P7"/>
      <text:p text:style-name="P7"/>
      <text:p text:style-name="P7"><text:soft-page-break/><text:s text:c="4"/>stampClas(tot,name,prova1,prova2,prova3);</text:p>
      <text:p text:style-name="P7"/>
      <text:p text:style-name="P7"/>
      <text:p text:style-name="P7"><text:s text:c="4"/>printf("\n\n <text:s text:c="21"/>FINE PROGRAMMA\n\n");</text:p>
      <text:p text:style-name="P7"><text:s text:c="4"/>system("pause");</text:p>
      <text:p text:style-name="P7"><text:s text:c="4"/>return 0;</text:p>
      <text:p text:style-name="P7">}</text:p>
      <text:p text:style-name="P10"><text:a xlink:type="simple" xlink:href="#sommario"><text:span text:style-name="T7">Sommario</text:span></text:a></text:p>
      <text:h text:style-name="P57" text:outline-level="2"/>
      <text:h text:style-name="P57" text:outline-level="2"/>
      <text:h text:style-name="P60" text:outline-level="2"><text:bookmark-start text:name="__RefHeading__836_921013862"/>Sviluppo dei singoli sottoprogrammi<text:bookmark-end text:name="__RefHeading__836_921013862"/></text:h>
      <text:p text:style-name="P23"/>
      <text:p text:style-name="P43">Le funzioni utilizzate nel programma sono 11. Di seguito sono riportati i prototype e una descrizione sintetica per ogni funzione:</text:p>
      <text:list xml:id="list3009362917225750451" text:style-name="L6">
        <text:list-item>
          <text:p text:style-name="P64">void stampVet(char *vet);</text:p>
          <text:p text:style-name="P65">Stampa gli elementi del vettore char passato come parametro.</text:p>
        </text:list-item>
        <text:list-item>
          <text:p text:style-name="P64">void stampMat(char mat[][MAXC]);</text:p>
          <text:p text:style-name="P65">Stampa gli elementi (stringhe) della matrice char passata.</text:p>
        </text:list-item>
        <text:list-item>
          <text:p text:style-name="P64">int simpleSerch(char name[MAXP][MAXC],char *sSerch,int *repet);</text:p>
          <text:p text:style-name="P65">Cerca dentro la matrice char passata come primo parametro la stringa passata come secondo parametro. Se la stringa non viene trovata la funzione restituise -1, se viene trovata restituise la posizione della prima volta che viene individuata; inoltre incrementa il terzo parametro *repet ogni volta che trova una stringa uguale a *sSerch.</text:p>
        </text:list-item>
        <text:list-item>
          <text:p text:style-name="P64">void puliziaVet(char *vet,int n);</text:p>
          <text:p text:style-name="P65">Inizializza il vettore char passato come primo parametro, utilizzando il secondo parametro.</text:p>
        </text:list-item>
        <text:list-item>
          <text:p text:style-name="P64">void menu(int tip, int specTip);</text:p>
          <text:p text:style-name="P65">Stamapa il menu principale se tip=1, con tip=2 stampa il menu di assegnazione punti della prova numero "specTip".</text:p>
        </text:list-item>
        <text:list-item>
          <text:p text:style-name="P64">int controlInsStr(char *str,char matNomi[][MAXC],int i,int tip,char *prova);</text:p>
          <text:p text:style-name="P65">Il suo compito è quello di controllare l'inserimento di una stringa in due momenti diversi:</text:p>
          <text:p text:style-name="P66"><text:s text:c="2"/>- Durante l'inserimento dei partecipanti (tip=1).</text:p>
          <text:list>
            <text:list-item>
              <text:list>
                <text:list-item>
                  <text:p text:style-name="P66">Controlla che la stringa non sia più lunga del numero massimo di caratteri</text:p>
                </text:list-item>
                <text:list-item>
                  <text:p text:style-name="P66">Controlla non venga inserita due volte nella matrice passata come secondo parametro</text:p>
                </text:list-item>
                <text:list-item>
                  <text:p text:style-name="P66">Controlla che venga inserito almeno un carattere.</text:p>
                </text:list-item>
              </text:list>
            </text:list-item>
          </text:list>
          <text:p text:style-name="P66"><text:s text:c="2"/>- Durante l'assegnazione dei punteggi(tip=2)</text:p>
          <text:list>
            <text:list-item>
              <text:list>
                <text:list-item>
                  <text:p text:style-name="P66">Controlla che la stringa non sia più lunga del numero massimo di caratteri</text:p>
                </text:list-item>
                <text:list-item>
                  <text:p text:style-name="P66">Controlla che non venga inserita due volte la stessa stringa dentro il vettore *prova (5° parametro)</text:p>
                </text:list-item>
                <text:list-item>
                  <text:p text:style-name="P66">Controlla che venga inserito almeno un carattere.</text:p>
                </text:list-item>
                <text:list-item>
                  <text:p text:style-name="P66">Controlla che la stringa sia presente nella matrice passata come secondo parametro</text:p>
                </text:list-item>
              </text:list>
            </text:list-item>
          </text:list>
          <text:p text:style-name="P66"/>
          <text:p text:style-name="P66"/>
        </text:list-item>
        <text:list-item>
          <text:p text:style-name="P64">void puntProva(char *prova,char name[][MAXC],int nProva);</text:p>
          <text:p text:style-name="P65">Inserisce un valore da 10 a 1, nel vettore char passato come primo parametro, nella stessa <text:soft-page-break/>posizione in cui si trova la stringa inserita dall'utente nella matrice passata come secondo parametro.Il terzo parametro indica il numero della prova. Attenzione: il vettore passato come primo parametro deve avere tutti gli elementi uguali a -1.</text:p>
        </text:list-item>
        <text:list-item>
          <text:p text:style-name="P64">void insPart(char name[][MAXC]);</text:p>
          <text:p text:style-name="P65">Fa inserire il nome dei partecipanti all'untente, inserendoli dentro la matrice passata come unico parametro.</text:p>
        </text:list-item>
        <text:list-item>
          <text:p text:style-name="P64">void puntToT(char *p1,char *p2,char *p3,char *pTot);</text:p>
          <text:p text:style-name="P64"><text:span text:style-name="T13">La funzione riceve come parametri 4 vettori char della stessa lunghezza. Ogni elemento del 4° vettore, dopo la chiamata della funzione, conterrà la somma degli elementi, della stessa sua stessa posizione, degli altri tre vettori passati. <text:s/></text:span></text:p>
        </text:list-item>
        <text:list-item>
          <text:p text:style-name="P64">int posMax(char *v);</text:p>
          <text:p text:style-name="P65">Cerca all'interno del vettore passato come parametro il valore più grande e restituisce un numero intero che rappresenta la sua posizione nel vettore.</text:p>
        </text:list-item>
        <text:list-item>
          <text:p text:style-name="P64">void stampClas(char *pTot,char nomi[][MAXC],char *p1,char *p2,char *p3);</text:p>
          <text:p text:style-name="P65">Stampa su file ("classifica.txt"), in ordine di classifica, il nome, i punteggi delle tre prove e il punteggio finale di ogni concorrente.</text:p>
          <text:p text:style-name="P65">Il primo parametro rappresenta il vettore che contiene i punti totali, il secondo la matrice dei nomi dei concorrenti, il terzo il quarto e il quinto invece sono rispettivamente i vettori che contengono i punti della prova1, della prova2 e della prova3.</text:p>
        </text:list-item>
      </text:list>
      <text:p text:style-name="P9"><text:a xlink:type="simple" xlink:href="#sommario"><text:span text:style-name="T5">Sommario</text:span></text:a></text:p>
      <text:h text:style-name="P59" text:outline-level="2"><text:a xlink:type="simple" xlink:href="#sommario"><text:span text:style-name="T5"/></text:a></text:h>
      <text:p text:style-name="P14"/>
      <text:h text:style-name="P57" text:outline-level="2"><text:bookmark-start text:name="__RefHeading__838_9210138621"/>Test data set<text:bookmark-end text:name="__RefHeading__838_9210138621"/></text:h>
      <text:p text:style-name="P6"/>
      <text:p text:style-name="P8">Abbiamo controllato che il programma accettasse le stringhe seguendo quanto abbiamo detto nelle <text:a xlink:type="simple" xlink:href="#3.2.Specifiche integrative|outline"><text:span text:style-name="T10">Specifiche integrative</text:span></text:a><text:span text:style-name="T11">. Per fare questa verifica abbiamo utilizzato funzioni come </text:span><text:span text:style-name="T12">stampVet(char *vet) </text:span><text:span text:style-name="T11">o </text:span><text:span text:style-name="T12">void stampMat(char mat[][MAXC]) </text:span><text:span text:style-name="T11">per controllare il contenuto delle matrici, e abbiamo usato diverse stampe di controllo per visualizzare i contenuti delle variabili durante l'esecuzione del programma (nella versione finale quest stampe sono commentat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2.498cm" fo:margin-right="0cm" fo:margin-top="0cm" fo:margin-bottom="0cm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7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8.5cm" style:type="center"/>
          <style:tab-stop style:position="17cm" style:type="right"/>
        </style:tab-stops>
      </style:paragraph-properties>
      <style:text-properties style:text-underline-style="none"/>
    </style:style>
    <style:style style:name="MP2" style:family="paragraph" style:parent-style-name="Header" style:master-page-name="">
      <style:paragraph-properties fo:margin-left="0cm" fo:margin-right="0cm" fo:text-align="end" style:justify-single-word="false" fo:text-indent="0cm" style:auto-text-indent="false" style:page-number="auto" fo:padding="0.049cm" fo:border="0.018cm solid #000000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style:text-underline-style="solid" style:text-underline-width="auto" style:text-underline-color="font-color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999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999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ndrea Del <text:s/>Corto – Gabriele Giovannelli- gruppo 5</text:p>
      </style:header>
      <style:footer>
        <text:p text:style-name="MP2"><text:span text:style-name="MT1">Pagina: </text:span><text:span text:style-name="MT1"><text:page-number style:num-format="1" text:select-page="current">12</text:page-number></text:span><text:span text:style-name="MT1">/</text:span><text:span text:style-name="MT1"><text:page-count style:num-format="1">12</text:page-count></text:span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  <style:master-page style:name="Left_20_Page" style:display-name="Left Page" style:page-layout-name="Mpm4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4H55M41S</meta:editing-duration>
    <meta:editing-cycles>57</meta:editing-cycles>
    <meta:generator>OpenOffice/4.0.0$Win32 OpenOffice.org_project/400m3$Build-9702</meta:generator>
    <dc:date>2014-02-07T18:21:07.44</dc:date>
    <meta:print-date>2014-02-06T12:02:01.65</meta:print-date>
    <dc:creator>Andrea Del Corto</dc:creator>
    <meta:document-statistic meta:table-count="1" meta:image-count="0" meta:object-count="0" meta:page-count="12" meta:paragraph-count="314" meta:word-count="1503" meta:character-count="12775"/>
    <meta:user-defined meta:name="Info 1"/>
    <meta:user-defined meta:name="Info 2"/>
    <meta:user-defined meta:name="Info 3"/>
    <meta:user-defined meta:name="Info 4"/>
  </office:meta>
</office:document-meta>
</file>